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406cm" style:rel-column-width="1364*"/>
    </style:style>
    <style:style style:name="Table1.B" style:family="table-column">
      <style:table-column-properties style:column-width="14.594cm" style:rel-column-width="8274*"/>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2.406cm" style:rel-column-width="1364*"/>
    </style:style>
    <style:style style:name="Table2.B" style:family="table-column">
      <style:table-column-properties style:column-width="14.594cm" style:rel-column-width="8274*"/>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2.406cm" style:rel-column-width="1364*"/>
    </style:style>
    <style:style style:name="Table3.B" style:family="table-column">
      <style:table-column-properties style:column-width="14.594cm" style:rel-column-width="8274*"/>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2.406cm" style:rel-column-width="1364*"/>
    </style:style>
    <style:style style:name="Table4.B" style:family="table-column">
      <style:table-column-properties style:column-width="14.594cm" style:rel-column-width="8274*"/>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P1" style:family="paragraph" style:parent-style-name="Subtitle">
      <style:text-properties officeooo:rsid="001bb4e1" officeooo:paragraph-rsid="001bb4e1"/>
    </style:style>
    <style:style style:name="P2" style:family="paragraph" style:parent-style-name="Text_20_body">
      <style:text-properties officeooo:rsid="001bb4e1" officeooo:paragraph-rsid="001bb4e1"/>
    </style:style>
    <style:style style:name="P3" style:family="paragraph" style:parent-style-name="Title">
      <style:text-properties officeooo:rsid="001bb4e1" officeooo:paragraph-rsid="001bb4e1"/>
    </style:style>
    <style:style style:name="P4" style:family="paragraph" style:parent-style-name="Text_20_body">
      <style:text-properties officeooo:rsid="001c899d" officeooo:paragraph-rsid="001c899d"/>
    </style:style>
    <style:style style:name="P5" style:family="paragraph" style:parent-style-name="Text_20_body">
      <style:text-properties officeooo:rsid="001df1a2" officeooo:paragraph-rsid="001df1a2"/>
    </style:style>
    <style:style style:name="P6" style:family="paragraph" style:parent-style-name="Text_20_body">
      <style:text-properties fo:font-style="normal" officeooo:rsid="001c899d" officeooo:paragraph-rsid="001c899d" style:font-style-asian="normal" style:font-style-complex="normal"/>
    </style:style>
    <style:style style:name="P7" style:family="paragraph" style:parent-style-name="Text_20_body">
      <style:text-properties fo:font-style="normal" officeooo:rsid="001df1a2" officeooo:paragraph-rsid="001df1a2" style:font-style-asian="normal" style:font-style-complex="normal"/>
    </style:style>
    <style:style style:name="P8" style:family="paragraph" style:parent-style-name="Text_20_body">
      <style:text-properties fo:font-style="normal" officeooo:rsid="001df1a2" officeooo:paragraph-rsid="0022051c" style:font-style-asian="normal" style:font-style-complex="normal"/>
    </style:style>
    <style:style style:name="P9" style:family="paragraph" style:parent-style-name="Heading_20_2">
      <style:text-properties officeooo:rsid="002a3ded" officeooo:paragraph-rsid="002a3ded"/>
    </style:style>
    <style:style style:name="P10" style:family="paragraph" style:parent-style-name="Table_20_Contents">
      <style:text-properties officeooo:rsid="002a3ded" officeooo:paragraph-rsid="002a3ded"/>
    </style:style>
    <style:style style:name="P11" style:family="paragraph" style:parent-style-name="Table_20_Contents">
      <style:text-properties officeooo:rsid="002aa62d" officeooo:paragraph-rsid="002aa62d"/>
    </style:style>
    <style:style style:name="P12" style:family="paragraph" style:parent-style-name="Table_20_Contents">
      <style:text-properties officeooo:rsid="002b88fc" officeooo:paragraph-rsid="002b88fc"/>
    </style:style>
    <style:style style:name="P13" style:family="paragraph" style:parent-style-name="Text_20_body" style:list-style-name="L1">
      <style:text-properties officeooo:rsid="001bb4e1" officeooo:paragraph-rsid="001bb4e1"/>
    </style:style>
    <style:style style:name="P14" style:family="paragraph" style:parent-style-name="Text_20_body" style:list-style-name="L2">
      <style:text-properties officeooo:rsid="001bb4e1" officeooo:paragraph-rsid="001bb4e1"/>
    </style:style>
    <style:style style:name="P15" style:family="paragraph" style:parent-style-name="Text_20_body" style:list-style-name="L3">
      <style:text-properties officeooo:rsid="001bb4e1" officeooo:paragraph-rsid="001c899d"/>
    </style:style>
    <style:style style:name="P16" style:family="paragraph" style:parent-style-name="Text_20_body" style:list-style-name="L4">
      <style:text-properties officeooo:rsid="001bb4e1" officeooo:paragraph-rsid="001bb4e1"/>
    </style:style>
    <style:style style:name="P17" style:family="paragraph" style:parent-style-name="Text_20_body" style:list-style-name="L3">
      <style:text-properties officeooo:rsid="001c899d" officeooo:paragraph-rsid="001c899d"/>
    </style:style>
    <style:style style:name="P18" style:family="paragraph" style:parent-style-name="Text_20_body">
      <style:text-properties fo:font-style="normal" officeooo:rsid="0022051c" officeooo:paragraph-rsid="0022051c" style:font-style-asian="normal" style:font-style-complex="normal"/>
    </style:style>
    <style:style style:name="P19" style:family="paragraph" style:parent-style-name="Text_20_body" style:list-style-name="L5">
      <style:text-properties fo:font-style="normal" officeooo:rsid="001df1a2" officeooo:paragraph-rsid="001df1a2" style:font-style-asian="normal" style:font-style-complex="normal"/>
    </style:style>
    <style:style style:name="P20" style:family="paragraph" style:parent-style-name="Text_20_body" style:list-style-name="L5">
      <style:text-properties fo:font-style="normal" officeooo:rsid="001df1a2" officeooo:paragraph-rsid="0026179f" style:font-style-asian="normal" style:font-style-complex="normal"/>
    </style:style>
    <style:style style:name="P21" style:family="paragraph" style:parent-style-name="Text_20_body">
      <style:text-properties fo:font-style="normal" officeooo:rsid="001df1a2" officeooo:paragraph-rsid="0026179f" style:font-style-asian="normal" style:font-style-complex="normal"/>
    </style:style>
    <style:style style:name="P22" style:family="paragraph" style:parent-style-name="Text_20_body">
      <style:text-properties officeooo:rsid="002a3ded" officeooo:paragraph-rsid="002a3ded"/>
    </style:style>
    <style:style style:name="P23" style:family="paragraph" style:parent-style-name="Text_20_body">
      <style:text-properties officeooo:rsid="002aa62d" officeooo:paragraph-rsid="002aa62d"/>
    </style:style>
    <style:style style:name="P24" style:family="paragraph" style:parent-style-name="Text_20_body">
      <style:text-properties officeooo:rsid="002d205c" officeooo:paragraph-rsid="002d205c"/>
    </style:style>
    <style:style style:name="P25" style:family="paragraph" style:parent-style-name="Text_20_body" style:list-style-name="L6">
      <style:text-properties officeooo:rsid="002d205c" officeooo:paragraph-rsid="002d205c"/>
    </style:style>
    <style:style style:name="P26" style:family="paragraph" style:parent-style-name="Text_20_body">
      <style:text-properties officeooo:rsid="002ed62d" officeooo:paragraph-rsid="002ed62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c899d" style:font-style-asian="normal" style:font-style-complex="normal"/>
    </style:style>
    <style:style style:name="T4" style:family="text">
      <style:text-properties fo:font-style="normal" officeooo:rsid="001df1a2" style:font-style-asian="normal" style:font-style-complex="normal"/>
    </style:style>
    <style:style style:name="T5" style:family="text">
      <style:text-properties fo:font-style="normal" officeooo:rsid="001f2d8e" style:font-style-asian="normal" style:font-style-complex="normal"/>
    </style:style>
    <style:style style:name="T6" style:family="text">
      <style:text-properties fo:font-style="normal" officeooo:rsid="002b88fc" style:font-style-asian="normal" style:font-style-complex="normal"/>
    </style:style>
    <style:style style:name="T7" style:family="text">
      <style:text-properties fo:font-style="normal" officeooo:rsid="002e32bf" style:font-style-asian="normal" style:font-style-complex="normal"/>
    </style:style>
    <style:style style:name="T8" style:family="text">
      <style:text-properties fo:font-style="normal" officeooo:rsid="00309d98" style:font-style-asian="normal" style:font-style-complex="normal"/>
    </style:style>
    <style:style style:name="T9" style:family="text">
      <style:text-properties officeooo:rsid="00208803"/>
    </style:style>
    <style:style style:name="T10" style:family="text">
      <style:text-properties officeooo:rsid="00237e31"/>
    </style:style>
    <style:style style:name="T11" style:family="text">
      <style:text-properties officeooo:rsid="00256712"/>
    </style:style>
    <style:style style:name="T12" style:family="text">
      <style:text-properties officeooo:rsid="0026179f"/>
    </style:style>
    <style:style style:name="T13" style:family="text">
      <style:text-properties officeooo:rsid="00264e7a"/>
    </style:style>
    <style:style style:name="T14" style:family="text">
      <style:text-properties officeooo:rsid="002a3ded"/>
    </style:style>
    <style:style style:name="T15" style:family="text">
      <style:text-properties officeooo:rsid="002aa62d"/>
    </style:style>
    <style:style style:name="T16" style:family="text">
      <style:text-properties officeooo:rsid="002b88f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himmer</text:p>
      <text:p text:style-name="P1">Skope-driven realtime shimming</text:p>
      <text:p text:style-name="P2">This document is the documentation for the software written by MMCT for their summer internship in 2024 at the SPMIC. This software synchronises the acquisition of skope data, calculation of shim currents, and their application. It has a number of components, corresponding to the python files in the main project directory:</text:p>
      <text:list xml:id="list2315148506" text:style-name="L1">
        <text:list-item>
          <text:p text:style-name="P13">shimming_server.py : the main server, it listens to and makes connections with the clients and routes packets between them.</text:p>
        </text:list-item>
        <text:list-item>
          <text:p text:style-name="P13">console_client.py : a client providing a command-line interface to control some server functions, also useful for testing.</text:p>
        </text:list-item>
        <text:list-item>
          <text:p text:style-name="P13">scanner_client.py : a client that listens for trigger lines from the scanner to start/stop shimming.</text:p>
        </text:list-item>
        <text:list-item>
          <text:p text:style-name="P13">mrshim_client.py : a client that recieves shim currents and writes them to a file, as well as calling the mrshim commands to actually drive the shims.</text:p>
        </text:list-item>
        <text:list-item>
          <text:p text:style-name="P13">skope_client.py : a client that recieves shim currents from the matlab files and sends them to the server.</text:p>
        </text:list-item>
      </text:list>
      <text:p text:style-name="P2">There are also some other files to be aware of:</text:p>
      <text:list xml:id="list3111058101" text:style-name="L2">
        <text:list-item>
          <text:p text:style-name="P14">libraries/ : directory containing a number of python files used by multiple of the above.</text:p>
        </text:list-item>
        <text:list-item>
          <text:p text:style-name="P14">logs/ : where the log files for each of the above files goes.</text:p>
        </text:list-item>
        <text:list-item>
          <text:p text:style-name="P14">network_description.toml : a configuration file that contains the name of each network component, as well as its IP address and port.</text:p>
        </text:list-item>
      </text:list>
      <text:p text:style-name="P2"/>
      <text:p text:style-name="P2">Throughout this documentation a number of terms of art will be used. Here are some of them and their meaning:</text:p>
      <text:list xml:id="list1358813329" text:style-name="L3">
        <text:list-item>
          <text:p text:style-name="P17">Shimmer : The name I gave to this project. <text:span text:style-name="T1">Shimm</text:span><text:span text:style-name="T2">ing Serv</text:span><text:span text:style-name="T1">er</text:span><text:span text:style-name="T2">. I think it’s cute if you include a sparkle emoji. Shimmer programs communicate to each other on sockets.</text:span></text:p>
        </text:list-item>
        <text:list-item>
          <text:p text:style-name="P15"><text:span text:style-name="T2">Socket : A computer object representing some sort of data input/output in the computer. Sockets can be internal </text:span><text:span text:style-name="T3">(files) </text:span><text:span text:style-name="T2">or external </text:span><text:span text:style-name="T3">(network facing)</text:span><text:span text:style-name="T2">. </text:span><text:span text:style-name="T3">A network has</text:span><text:span text:style-name="T2"> many sockets in use, so it is important to be able to tell between them </text:span><text:span text:style-name="T3">with an address.</text:span></text:p>
        </text:list-item>
      </text:list>
      <text:list xml:id="list512722127" text:style-name="L4">
        <text:list-item>
          <text:p text:style-name="P16">IP address : A number representing the unique address of a computer on the network. A computer usually only has 1 IP address. </text:p>
        </text:list-item>
        <text:list-item>
          <text:p text:style-name="P16">Ports : A number distinguishing any given socket from each other. The port numbers are arbitrary but unique, so if one is already used by another program it cannot be used by Shimmer (and vice versa).</text:p>
        </text:list-item>
      </text:list>
      <text:p text:style-name="P4"><text:soft-page-break/>To talk to each other, computers need to know which socket they are writing from and writing to. Each socket has with it an <text:span text:style-name="T1">address</text:span><text:span text:style-name="T2"> consisting of an IP part, referring to the actual computer its on, and a </text:span><text:span text:style-name="T1">port</text:span><text:span text:style-name="T2"> referring to a socket on that computer. (Street and house number, if you will.) This project us</text:span><text:span text:style-name="T5">es</text:span><text:span text:style-name="T2"> version 4 of the IP (internet protocol), so addresses look like this: ddd.dd.dd.dd:ddddd (where d is a decimal digit). The part before the colon is the IP address, the part after is the port. The IP addresses ports are configured in the network_description.toml file.</text:span></text:p>
      <text:p text:style-name="P4"><text:span text:style-name="T2">This file consists of a number of entries referring to each component of the network (in [square brackets]). These names are used by the python files above so should not be changed. What you can (and must change) and the IP addresses and ports associated with each component. Shimmer is hardware agnostic, so it doesn’t really care which computer </text:span><text:span text:style-name="T5">on the network </text:span><text:span text:style-name="T2">you put various components on, as long as it can get the right </text:span><text:span text:style-name="T5">data</text:span><text:span text:style-name="T2">. When configuring Shimmer you will need to tell it which IP addresses and ports to use for which component.</text:span></text:p>
      <text:p text:style-name="P6">To set up shimmer:</text:p>
      <text:p text:style-name="P4"><text:span text:style-name="T2">Put skope_client.py on a computer with the </text:span><text:span text:style-name="T5">S</text:span><text:span text:style-name="T2">kope hardware. </text:span></text:p>
      <text:p text:style-name="P6">Put scanner_client.py on a computer with the scanners hardware control line.</text:p>
      <text:p text:style-name="P6">Put mrshim_client.py on a computer with the mrshim hardware.</text:p>
      <text:p text:style-name="P6">Put shimming_server.py on any computer.</text:p>
      <text:p text:style-name="P6">Put a console_client on any computer.</text:p>
      <text:p text:style-name="P6">Now open the network_description.toml file in a text editor.</text:p>
      <text:p text:style-name="P4"><text:span text:style-name="T2">For each entry, physically go to the computer you put that file on and open a terminal. </text:span><text:span text:style-name="T4">Run the command `ipconfig` (Windows) or `ifconfig` (Linux) and find the entry referring to BROADCAST, MULTICAST. This is the internet part. Find the IP address written after `inet:` and enter it in the toml file, in double quotes, after the address entry for that component, and any other component sharing the computer.</text:span></text:p>
      <text:p text:style-name="P5"><text:span text:style-name="T2">All the ports for this project except for [skope-bfit] can be changed to any number you like. The ones they currently are are fine. </text:span><text:span text:style-name="T5">If you want to change them, </text:span><text:span text:style-name="T2">use the `netstat` command when shimmer is </text:span><text:span text:style-name="T1">not</text:span><text:span text:style-name="T2"> running (and several minutes after it last ran!) to see which ports are currently in use at each address, and don’t use those ones for that address.</text:span></text:p>
      <text:p text:style-name="P7">Once you have written the IP address for each component down in the network_description.toml file, copy it into the root project directory ./shimmer/ on each computer you are using.</text:p>
      <text:p text:style-name="P7">Now you are ready to start shimmer. Go onto the computer with the shimming_server.py file and navigate to its directory in the command prompt. Start it with `python shimming_server.py`. Now go onto a computer with a console_client and start that in the same way. It should present you with a prompt: `[shimmer]: `. </text:p>
      <text:p text:style-name="P8">This is the shimmer command prompt. You can enter commands here. Commands that are executed by the console client are usually used for testing purposes, and start with a bang (!). Commands that are executed by the server do not. </text:p>
      <text:p text:style-name="P18">The output for server commands appears in the console running the server. The client that sent the command just receives a response saying the command was received.</text:p>
      <text:p text:style-name="P7"><text:soft-page-break/>Some commands are:</text:p>
      <text:list xml:id="list628950993" text:style-name="L5">
        <text:list-item>
          <text:p text:style-name="P19">list : server lists the currently connect clients, their id, role and address,</text:p>
        </text:list-item>
        <text:list-item>
          <text:p text:style-name="P19">status : the server states whether it is running and if shimming is currently enabled,</text:p>
        </text:list-item>
        <text:list-item>
          <text:p text:style-name="P19">start : enable shimming</text:p>
        </text:list-item>
        <text:list-item>
          <text:p text:style-name="P19">stop : disable shimming</text:p>
        </text:list-item>
        <text:list-item>
          <text:p text:style-name="P19">!disconnect : disconnect this client from the server</text:p>
        </text:list-item>
        <text:list-item>
          <text:p text:style-name="P19">message &lt;<text:span text:style-name="T9">client name&gt; “&lt;message content&gt;”</text:span> : send a text message between two clients.</text:p>
        </text:list-item>
        <text:list-item>
          <text:p text:style-name="P20">!<text:span text:style-name="T12">reader</text:span><text:span text:style-name="T10"> : </text:span><text:span text:style-name="T12">gets an incoming message. </text:span><text:span text:style-name="T13">If there isn’t one, waits for one (blocks other functionality).</text:span></text:p>
        </text:list-item>
      </text:list>
      <text:p text:style-name="P21"><text:span text:style-name="T11">Because these servers are designed for headless operation, the UI is basic. </text:span><text:span text:style-name="T14">Importantly, i</text:span><text:span text:style-name="T11">ncoming messages aren’t automatically </text:span><text:span text:style-name="T12">received.</text:span><text:span text:style-name="T11"> If you send content to a console, the input() call that the prompt runs blocks receiving it. </text:span><text:span text:style-name="T12">To see an incoming message, type `!reader` (you can do this before or after the message is sent). This is a useful command for debugging, as detailed below.</text:span></text:p>
      <text:p text:style-name="P21"/>
      <text:h text:style-name="P9" text:outline-level="2">The Mental Model</text:h>
      <text:p text:style-name="P22">I am not a network developer, and this is in fact my first network project. As such, the way I have implemented things may be quite different from the best or right way simply because I wasn’t aware of the alternative. The biggest source of this is that my mental model of how this software should work is probably quite different to what is obvious. Since I implemented the code following this mental model, and since I’d like other people to be able to understand/maintain/debug it, I figure I should describe how I thought about <text:span text:style-name="T1">Shimmer</text:span><text:span text:style-name="T2">.</text:span></text:p>
      <text:p text:style-name="P22"><text:span text:style-name="T2">Shimmer is made of a number of programs, as detailed above. There is a server that sits in the middle, and a number of clients that all talk to it and to each other via it. They do this by sending </text:span><text:span text:style-name="T1">packets</text:span><text:span text:style-name="T2"> over </text:span><text:span text:style-name="T1">sockets</text:span><text:span text:style-name="T2">. A socket is an abstraction of the underlying computer/network hardware and protocols, I basically think about it as though it were a virtual USB port which I can send data around, except a computer has thousands of them (all those </text:span><text:span text:style-name="T1">port</text:span><text:span text:style-name="T2"> numbers), and they can be on different computers (all the </text:span><text:span text:style-name="T1">IP addresses</text:span><text:span text:style-name="T2">). A packet is the data that’s sent down the wire, across the network. It has a structure that I decided (from the Real Python socket programming tutorial).</text:span></text:p>
      <text:p text:style-name="P24"><text:span text:style-name="T2">Packets have 3 components:</text:span></text:p>
      <text:list xml:id="list1395011931" text:style-name="L6">
        <text:list-item>
          <text:p text:style-name="P25"><text:span text:style-name="T2">The actual content, which could be of any length,</text:span></text:p>
        </text:list-item>
        <text:list-item>
          <text:p text:style-name="P25"><text:span text:style-name="T2">A text-header containing information about the content (e.g., how long it is, and how should it be turned from bytes back into text),</text:span></text:p>
        </text:list-item>
        <text:list-item>
          <text:p text:style-name="P25"><text:span text:style-name="T2">A protoheader that is just 2 bytes long and contains the length of the text header.</text:span></text:p>
        </text:list-item>
      </text:list>
      <text:p text:style-name="P24"><text:span text:style-name="T2">These are all turned into bytes, then stacked together (protoheader then text header then content) and sent down the wire.</text:span></text:p>
      <text:p text:style-name="P23"><text:soft-page-break/><text:span text:style-name="T2">The client sends requests (which are turned into a packet to be sent) to the server which creates responses (which are turned into a packet) to be sent back. The client_*.py files deal with requests and responses, the files in /libraries/ deal with packets and how to get from one to the other.</text:span></text:p>
      <text:p text:style-name="P22"><text:span text:style-name="T2">When a client wants to do something (get shim currents, turn the shimming on/off, send shim currents), it makes a request. This is done by the client_*.py files. The request is a python dictionary containing:</text:span></text:p>
      <table:table table:name="Table1" table:style-name="Table1">
        <table:table-column table:style-name="Table1.A"/>
        <table:table-column table:style-name="Table1.B"/>
        <table:table-row>
          <table:table-cell table:style-name="Table1.A1" office:value-type="string">
            <text:p text:style-name="P10">Key</text:p>
          </table:table-cell>
          <table:table-cell table:style-name="Table1.B1" office:value-type="string">
            <text:p text:style-name="P10">Value</text:p>
          </table:table-cell>
        </table:table-row>
        <table:table-row>
          <table:table-cell table:style-name="Table1.A2" office:value-type="string">
            <text:p text:style-name="P10">“type”</text:p>
          </table:table-cell>
          <table:table-cell table:style-name="Table1.B2" office:value-type="string">
            <text:p text:style-name="P10">The type of packet this is going to become.</text:p>
          </table:table-cell>
        </table:table-row>
        <table:table-row>
          <table:table-cell table:style-name="Table1.A2" office:value-type="string">
            <text:p text:style-name="Table_20_Contents">“<text:span text:style-name="T14">encoding”</text:span></text:p>
          </table:table-cell>
          <table:table-cell table:style-name="Table1.B2" office:value-type="string">
            <text:p text:style-name="P10">How the request should be turned into 1s and 0s to be sent over the network.</text:p>
          </table:table-cell>
        </table:table-row>
        <table:table-row>
          <table:table-cell table:style-name="Table1.A2" office:value-type="string">
            <text:p text:style-name="Table_20_Contents">“<text:span text:style-name="T14">content”</text:span></text:p>
          </table:table-cell>
          <table:table-cell table:style-name="Table1.B2" office:value-type="string">
            <text:p text:style-name="P10">Itself a dictionary, containing the actual contents of the request.</text:p>
          </table:table-cell>
        </table:table-row>
      </table:table>
      <text:p text:style-name="P22"><text:span text:style-name="T2">request[“content”] is a dictionary of</text:span></text:p>
      <table:table table:name="Table2" table:style-name="Table2">
        <table:table-column table:style-name="Table2.A"/>
        <table:table-column table:style-name="Table2.B"/>
        <table:table-row>
          <table:table-cell table:style-name="Table2.A1" office:value-type="string">
            <text:p text:style-name="P10">Key</text:p>
          </table:table-cell>
          <table:table-cell table:style-name="Table2.B1" office:value-type="string">
            <text:p text:style-name="P10">Value</text:p>
          </table:table-cell>
        </table:table-row>
        <table:table-row>
          <table:table-cell table:style-name="Table2.A2" office:value-type="string">
            <text:p text:style-name="Table_20_Contents">“<text:span text:style-name="T14">action”</text:span></text:p>
          </table:table-cell>
          <table:table-cell table:style-name="Table2.B2" office:value-type="string">
            <text:p text:style-name="P10">What sort of packet this is going to be. Probably redundant, not sure if I use it.</text:p>
          </table:table-cell>
        </table:table-row>
        <table:table-row>
          <table:table-cell table:style-name="Table2.A2" office:value-type="string">
            <text:p text:style-name="Table_20_Contents">“<text:span text:style-name="T14">value”</text:span></text:p>
          </table:table-cell>
          <table:table-cell table:style-name="Table2.B2" office:value-type="string">
            <text:p text:style-name="P10">The contents of the packet.</text:p>
          </table:table-cell>
        </table:table-row>
      </table:table>
      <text:p text:style-name="P22"><text:span text:style-name="T2"/></text:p>
      <text:p text:style-name="P23"><text:span text:style-name="T2">The client then creates a new instance of packet and passes the dictionary to it. The packet structure now has to turn this request dictionary into a form that can be sent down the wire. Firstly, it is used to create a new dictionary in `queue_request`, this time containing:</text:span></text:p>
      <table:table table:name="Table3" table:style-name="Table3">
        <table:table-column table:style-name="Table3.A"/>
        <table:table-column table:style-name="Table3.B"/>
        <table:table-row>
          <table:table-cell table:style-name="Table3.A1" office:value-type="string">
            <text:p text:style-name="P11">Key</text:p>
          </table:table-cell>
          <table:table-cell table:style-name="Table3.B1" office:value-type="string">
            <text:p text:style-name="P11">Value</text:p>
          </table:table-cell>
        </table:table-row>
        <table:table-row>
          <table:table-cell table:style-name="Table3.A2" office:value-type="string">
            <text:p text:style-name="Table_20_Contents">“<text:span text:style-name="T15">content_bytes”</text:span></text:p>
          </table:table-cell>
          <table:table-cell table:style-name="Table3.B2" office:value-type="string">
            <text:p text:style-name="P11">The content dictionary before but encoded into bytes according to the encoding specified.</text:p>
          </table:table-cell>
        </table:table-row>
        <table:table-row>
          <table:table-cell table:style-name="Table3.A2" office:value-type="string">
            <text:p text:style-name="Table_20_Contents">“<text:span text:style-name="T15">content_type”</text:span></text:p>
          </table:table-cell>
          <table:table-cell table:style-name="Table3.B2" office:value-type="string">
            <text:p text:style-name="P11">The content type as above.</text:p>
          </table:table-cell>
        </table:table-row>
        <table:table-row>
          <table:table-cell table:style-name="Table3.A2" office:value-type="string">
            <text:p text:style-name="Table_20_Contents">“<text:span text:style-name="T15">content_encoding”</text:span></text:p>
          </table:table-cell>
          <table:table-cell table:style-name="Table3.B2" office:value-type="string">
            <text:p text:style-name="P11">The content encoding as above, so the packet can be decoded.</text:p>
          </table:table-cell>
        </table:table-row>
      </table:table>
      <text:p text:style-name="P23"><text:span text:style-name="T2">A number of optional header fields may be created at this point to, depending on the type of packet. These could be the to/from for a relay packet, for example. This is done in a separate, arbitrary, dictionary.</text:span></text:p>
      <text:p text:style-name="P23"><text:span text:style-name="T2">These dictionaries are then passed to the `_create_message` method which </text:span><text:span text:style-name="T6">creates the jsonheader using the information provided in the request dictionary, and appends the optional header field dictionary. The compulsory header components are: </text:span></text:p>
      <table:table table:name="Table4" table:style-name="Table4">
        <table:table-column table:style-name="Table4.A"/>
        <table:table-column table:style-name="Table4.B"/>
        <table:table-row>
          <table:table-cell table:style-name="Table4.A1" office:value-type="string">
            <text:p text:style-name="P12">Key</text:p>
          </table:table-cell>
          <table:table-cell table:style-name="Table4.B1" office:value-type="string">
            <text:p text:style-name="P12">Value</text:p>
          </table:table-cell>
        </table:table-row>
        <table:table-row>
          <table:table-cell table:style-name="Table4.A2" office:value-type="string">
            <text:p text:style-name="Table_20_Contents">“<text:span text:style-name="T16">byteorder”</text:span></text:p>
          </table:table-cell>
          <table:table-cell table:style-name="Table4.B2" office:value-type="string">
            <text:p text:style-name="P12">Different computers may have different byteorders (little vs big-endian) so this needs to be communicated.</text:p>
          </table:table-cell>
        </table:table-row>
        <table:table-row>
          <table:table-cell table:style-name="Table4.A2" office:value-type="string">
            <text:p text:style-name="Table_20_Contents">“<text:span text:style-name="T16">content-type”</text:span></text:p>
          </table:table-cell>
          <table:table-cell table:style-name="Table4.B2" office:value-type="string">
            <text:p text:style-name="P12">As above.</text:p>
          </table:table-cell>
        </table:table-row>
        <table:table-row>
          <table:table-cell table:style-name="Table4.A2" office:value-type="string">
            <text:p text:style-name="Table_20_Contents">“<text:span text:style-name="T16">content-encoding”</text:span></text:p>
          </table:table-cell>
          <table:table-cell table:style-name="Table4.B2" office:value-type="string">
            <text:p text:style-name="P12">As above.</text:p>
          </table:table-cell>
        </table:table-row>
        <table:table-row>
          <table:table-cell table:style-name="Table4.A2" office:value-type="string">
            <text:p text:style-name="Table_20_Contents">“<text:span text:style-name="T16">content-</text:span><text:soft-page-break/><text:span text:style-name="T16">length”</text:span></text:p>
          </table:table-cell>
          <table:table-cell table:style-name="Table4.B2" office:value-type="string">
            <text:p text:style-name="P12">The number of bytes making up the content.</text:p>
          </table:table-cell>
        </table:table-row>
      </table:table>
      <text:p text:style-name="P24"><text:span text:style-name="T6">A</text:span><text:span text:style-name="T2">fter this step, everything is turned into bytes, stacked together and put on the write buffer.</text:span></text:p>
      <text:p text:style-name="P24"><text:span text:style-name="T2">Once this packet is sent to the server, it is decoded using the information in the protoheader, and then text header, and used to construct a similar server packet object. This packet will inspect the header and content to decide what to do next. If it is a command, it will raise an exception to take the execution back to the main loop, passing the command string along to be parsed and used. If it is a relay, it will get the socket of the new destination and set a flag variable so the server knows to send its response to this.</text:span></text:p>
      <text:p text:style-name="P24"><text:span text:style-name="T2">The server then creates its response in a similar way to the client making a packet, and this is sent down the wire to be received.</text:span></text:p>
      <text:p text:style-name="P24"><text:span text:style-name="T2"/></text:p>
      <text:p text:style-name="P24"><text:span text:style-name="T2">All this sending and receiving, reading and writing, is coordinated using a “selector” object, from the python library “selectors”. These are an old-fashioned Unix-y thing but they work exceptionally well here when my server needs to do one very simple thing over and over, unless it doesn’t, and doesn’t need to do anything else.</text:span></text:p>
      <text:p text:style-name="P24"><text:span text:style-name="T2">The selector can store a number of IO devices, in this case sockets but it could be files or pipes or other things, and ‘selects’ them when they need something doing in such a way that nothing has to wait too long and everything gets selected eventually. There’s probably a queue inside or something. IO devices are added to the selector along with a mask, this is the sort of event they should wait for – read or write or both. So at any point, the selector on a server will contain a number of sockets all waiting for reading or writing or both, and the selector on a console client will contain its socket and the command prompt object.</text:span></text:p>
      <text:p text:style-name="P24"><text:span text:style-name="T2">Once the selector detects that something has happened at an IO device, and its in the right mode (read or write) then it will return it when .select() is called. We then pass the mask (IE, read/write/both) to the object and tell it to do </text:span><text:span text:style-name="T7">the according thing. </text:span></text:p>
      <text:p text:style-name="P26"><text:span text:style-name="T7">I</text:span><text:span text:style-name="T2">nitially, client sockets are in a write mode, ready to send data to the server. After they send data, they are put into read mode, ready to read the response (there are exceptions). Coordinating all of this was the source of most of my bugs, </text:span><text:span text:style-name="T8">since there’s a lot of moving par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2T15:03:23.572725886</meta:creation-date>
    <dc:date>2024-07-16T12:15:30.389674522</dc:date>
    <meta:editing-duration>PT5H58M35S</meta:editing-duration>
    <meta:editing-cycles>14</meta:editing-cycles>
    <meta:generator>LibreOffice/7.3.7.2$Linux_X86_64 LibreOffice_project/30$Build-2</meta:generator>
    <meta:document-statistic meta:table-count="4" meta:image-count="0" meta:object-count="0" meta:page-count="5" meta:paragraph-count="94" meta:word-count="2112" meta:character-count="12123" meta:non-whitespace-character-count="10120"/>
  </office:meta>
</office:document-meta>
</file>